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Standard" svg:font-family="TahomaStandard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61"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  <style:style style:name="ce11" style:family="table-cell" style:parent-style-name="Default" style:data-style-name="N99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office:value-type="string" calcext:value-type="string">
            <text:p>frequenz</text:p>
          </table:table-cell>
          <table:table-cell office:value-type="float" office:value="1000" calcext:value-type="float">
            <text:p>1000</text:p>
          </table:table-cell>
          <table:table-cell table:number-columns-repeated="13"/>
          <table:table-cell office:value-type="string" calcext:value-type="string">
            <text:p>gemess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eisfrequenz</text:p>
          </table:table-cell>
          <table:table-cell table:formula="of:=[.B1]*2*PI()" office:value-type="float" office:value="6283.18530717959" calcext:value-type="float">
            <text:p>6283,18530717959</text:p>
          </table:table-cell>
          <table:table-cell/>
          <table:table-cell office:value-type="string" calcext:value-type="string">
            <text:p>rad/s</text:p>
          </table:table-cell>
          <table:table-cell table:number-columns-repeated="11"/>
          <table:table-cell table:style-name="ce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ihe 0 oh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xc(Mitte)</text:p>
          </table:table-cell>
          <table:table-cell office:value-type="float" office:value="93.446" calcext:value-type="float">
            <text:p>93,446</text:p>
          </table:table-cell>
          <table:table-cell table:style-name="ce10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6]/1000000" office:value-type="float" office:value="0.0000000107013676347837" calcext:value-type="float">
            <text:p>1,07013676347837E-08</text:p>
          </table:table-cell>
          <table:table-cell table:formula="of:=[.C6]/[.B6]^2/1000000" office:value-type="float" office:value="0.000000000000572596346273983" calcext:value-type="float">
            <text:p>5,72596346273983E-13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(Breite)</text:p>
          </table:table-cell>
          <table:table-cell office:value-type="float" office:value="9.6424" calcext:value-type="float">
            <text:p>9,6424</text:p>
          </table:table-cell>
          <table:table-cell office:value-type="float" office:value="0.2717" calcext:value-type="float">
            <text:p>0,2717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/C1</text:p>
          </table:table-cell>
          <table:table-cell table:formula="of:=[.B6]-[.B7]" office:value-type="float" office:value="83.8036" calcext:value-type="float">
            <text:p>83,8036</text:p>
          </table:table-cell>
          <table:table-cell table:formula="of:=SQRT(([.C6])^2 + ([.C7])^2)" office:value-type="float" office:value="0.271746002730491" calcext:value-type="float">
            <text:p>0,271746002730491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C2</text:p>
          </table:table-cell>
          <table:table-cell table:formula="of:=[.B6]+[.B7]" office:value-type="float" office:value="103.0884" calcext:value-type="float">
            <text:p>103,0884</text:p>
          </table:table-cell>
          <table:table-cell table:formula="of:=SQRT(([.C6])^2 + ([.C7])^2)" office:value-type="float" office:value="0.271746002730491" calcext:value-type="float">
            <text:p>0,271746002730491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[.B6]*1/([.B$2])^2" office:value-type="float" office:value="0.00000236701483166047" calcext:value-type="float">
            <text:p>2,36701483166047E-06</text:p>
          </table:table-cell>
          <table:table-cell table:formula="of:=[.C6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11]*1000000" office:value-type="float" office:value="2.36701483166047" calcext:value-type="float">
            <text:p>2,36701483166047</text:p>
          </table:table-cell>
          <table:table-cell table:formula="of:=[.C11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10]-[.B9])" office:value-type="float" office:value="0.00153463562326929" calcext:value-type="float">
            <text:p>0,001534635623269</text:p>
          </table:table-cell>
          <table:table-cell table:formula="of:=[.C10]/2/[.B$2]" office:value-type="float" office:value="0.0000216248598000107" calcext:value-type="float">
            <text:p>2,16248598000107E-05</text:p>
          </table:table-cell>
          <table:table-cell office:value-type="string" calcext:value-type="string">
            <text:p>Mohm</text:p>
          </table:table-cell>
          <table:table-cell table:formula="of:=[.B12]*1000000" office:value-type="float" office:value="1534.63562326929" calcext:value-type="float">
            <text:p>1534,63562326929</text:p>
          </table:table-cell>
          <table:table-cell table:formula="of:=[.C12]*1000000" office:value-type="float" office:value="21.6248598000107" calcext:value-type="float">
            <text:p>21,6248598000107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44" calcext:value-type="float">
            <text:p>3,4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11]/[.E12]*[.B13]" office:value-type="float" office:value="33.3375757072928" calcext:value-type="float">
            <text:p>33,3375757072928</text:p>
          </table:table-cell>
          <table:table-cell table:formula="of:=SQRT(([.B$2]/[.E12]*[.B13]*[.F11])^2 + ([.B$2]*[.E11]/[.E12]^2*[.F12])^2 + ([.B$2]*[.E11]/[.E12]*[.C13])^2)" office:value-type="float" office:value="0.237105931890089" calcext:value-type="float">
            <text:p>0,237105931890089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25.2" calcext:value-type="float">
            <text:p>25,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erade umgekehrt?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_C</text:p>
          </table:table-cell>
          <table:table-cell table:formula="of:=[.B13]/[.B$2]*[.B6]/[.E12]*1000000" office:value-type="float" office:value="33.3375757072928" calcext:value-type="float">
            <text:p>33,3375757072928</text:p>
          </table:table-cell>
          <table:table-cell table:formula="of:=SQRT(([.B13]/[.B$2]/[.E6]^2/[.E12]*[.F6])^2+([.B13]/[.B$2]/[.E6]/[.E12]^2*[.F12])^2+ ([.C13]/[.B$2]/[.E6]/[.E12])^2)" office:value-type="float" office:value="0.508184162723777" calcext:value-type="float">
            <text:p>0,508184162723777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21.4" calcext:value-type="float">
            <text:p>21,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s berechn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_i</text:p>
          </table:table-cell>
          <table:table-cell table:formula="of:=[.E12]-[.B14]" office:value-type="float" office:value="1534.33562326929" calcext:value-type="float">
            <text:p>1534,33562326929</text:p>
          </table:table-cell>
          <table:table-cell table:formula="of:=SQRT(([.F12])^2 + ([.C14])^2)" office:value-type="float" office:value="21.6250910141464" calcext:value-type="float">
            <text:p>21,6250910141464</text:p>
          </table:table-cell>
          <table:table-cell office:value-type="string" calcext:value-type="string">
            <text:p>ohm</text:p>
          </table:table-cell>
          <table:table-cell table:number-columns-repeated="11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style-name="ce11" office:value-type="boolean" office:boolean-value="false" calcext:value-type="boolean">
            <text:p>FALSCH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ihe 200 oh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xc(Mitte)</text:p>
          </table:table-cell>
          <table:table-cell table:style-name="ce8" office:value-type="float" office:value="93.268" calcext:value-type="float">
            <text:p>93,268</text:p>
          </table:table-cell>
          <table:table-cell table:style-name="ce8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20]/1000000" office:value-type="float" office:value="0.0000000107217909679633" calcext:value-type="float">
            <text:p>1,07217909679633E-08</text:p>
          </table:table-cell>
          <table:table-cell table:formula="of:=[.C20]/[.B20]^2/1000000" office:value-type="float" office:value="0.000000000000574784007803496" calcext:value-type="float">
            <text:p>5,74784007803496E-13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(Breite)</text:p>
          </table:table-cell>
          <table:table-cell table:style-name="ce8" office:value-type="float" office:value="13.083" calcext:value-type="float">
            <text:p>13,083</text:p>
          </table:table-cell>
          <table:table-cell table:style-name="ce8" office:value-type="float" office:value="0.429" calcext:value-type="float">
            <text:p>0,429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/C1</text:p>
          </table:table-cell>
          <table:table-cell table:formula="of:=[.B20]-[.B21]" office:value-type="float" office:value="80.185" calcext:value-type="float">
            <text:p>80,185</text:p>
          </table:table-cell>
          <table:table-cell table:formula="of:=SQRT(([.C20])^2 + ([.C21])^2)" office:value-type="float" office:value="0.429029136539699" calcext:value-type="float">
            <text:p>0,429029136539699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C2</text:p>
          </table:table-cell>
          <table:table-cell table:formula="of:=[.B20]+[.B21]" office:value-type="float" office:value="106.351" calcext:value-type="float">
            <text:p>106,351</text:p>
          </table:table-cell>
          <table:table-cell table:formula="of:=SQRT(([.C20])^2 + ([.C21])^2)" office:value-type="float" office:value="0.429029136539699" calcext:value-type="float">
            <text:p>0,429029136539699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[.B20]*1/([.B$2])^2" office:value-type="float" office:value="0.00000236250603898839" calcext:value-type="float">
            <text:p>2,36250603898839E-06</text:p>
          </table:table-cell>
          <table:table-cell table:formula="of:=[.C20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25]*1000000" office:value-type="float" office:value="2.36250603898839" calcext:value-type="float">
            <text:p>2,36250603898839</text:p>
          </table:table-cell>
          <table:table-cell table:formula="of:=[.C25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24]-[.B23])" office:value-type="float" office:value="0.00208222412047127" calcext:value-type="float">
            <text:p>0,002082224120471</text:p>
          </table:table-cell>
          <table:table-cell table:formula="of:=[.C24]/2/[.B$2]" office:value-type="float" office:value="0.0000341410539053704" calcext:value-type="float">
            <text:p>3,41410539053704E-05</text:p>
          </table:table-cell>
          <table:table-cell office:value-type="string" calcext:value-type="string">
            <text:p>Mohm</text:p>
          </table:table-cell>
          <table:table-cell table:formula="of:=[.B26]*1000000" office:value-type="float" office:value="2082.22412047127" calcext:value-type="float">
            <text:p>2082,22412047127</text:p>
          </table:table-cell>
          <table:table-cell table:formula="of:=[.C26]*1000000" office:value-type="float" office:value="34.1410539053704" calcext:value-type="float">
            <text:p>34,1410539053704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44" calcext:value-type="float">
            <text:p>3,4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office:value-type="float" office:value="200.1" calcext:value-type="float">
            <text:p>200,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25]/[.E26]*[.B27]" office:value-type="float" office:value="24.5235741037988" calcext:value-type="float">
            <text:p>24,5235741037988</text:p>
          </table:table-cell>
          <table:table-cell table:formula="of:=SQRT(([.B$2]/[.E26]*[.B27]*[.F25])^2 + ([.B$2]*[.E25]/[.E26]^2*[.F26])^2 + ([.B$2]*[.E25]/[.E26]*[.C27])^2)" office:value-type="float" office:value="0.184373495915861" calcext:value-type="float">
            <text:p>0,184373495915861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32.1" calcext:value-type="float">
            <text:p>32,1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_C</text:p>
          </table:table-cell>
          <table:table-cell table:formula="of:=[.B27]/[.B$2]*[.B20]/[.E26]*1000000" office:value-type="float" office:value="24.5235741037988" calcext:value-type="float">
            <text:p>24,5235741037988</text:p>
          </table:table-cell>
          <table:table-cell table:formula="of:=SQRT(([.B27]/[.B$2]/[.E20]^2/[.E26]*[.F20])^2+([.B27]/[.B$2]/[.E20]/[.E26]^2*[.F26])^2+ ([.C27]/[.B$2]/[.E20]/[.E26])^2)" office:value-type="float" office:value="0.426631278754631" calcext:value-type="float">
            <text:p>0,426631278754631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32.03" calcext:value-type="float">
            <text:p>32,03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_i</text:p>
          </table:table-cell>
          <table:table-cell table:formula="of:=[.E26]-[.B28]" office:value-type="float" office:value="1882.12412047127" calcext:value-type="float">
            <text:p>1882,12412047127</text:p>
          </table:table-cell>
          <table:table-cell table:formula="of:=SQRT(([.F26])^2 + ([.C28])^2)" office:value-type="float" office:value="34.1412003563057" calcext:value-type="float">
            <text:p>34,1412003563057</text:p>
          </table:table-cell>
          <table:table-cell office:value-type="string" calcext:value-type="string">
            <text:p>ohm</text:p>
          </table:table-cell>
          <table:table-cell table:number-columns-repeated="11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ihe 500 ohm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xc(Mitte)</text:p>
          </table:table-cell>
          <table:table-cell table:style-name="ce8" office:value-type="float" office:value="99.088" calcext:value-type="float">
            <text:p>99,088</text:p>
          </table:table-cell>
          <table:table-cell table:style-name="ce8" office:value-type="float" office:value="0.005" calcext:value-type="float">
            <text:p>0,005</text:p>
          </table:table-cell>
          <table:table-cell office:value-type="string" calcext:value-type="string">
            <text:p>1/microF</text:p>
          </table:table-cell>
          <table:table-cell table:formula="of:=1/[.B36]/1000000" office:value-type="float" office:value="0.0000000100920393993218" calcext:value-type="float">
            <text:p>1,00920393993218E-08</text:p>
          </table:table-cell>
          <table:table-cell table:formula="of:=[.C36]/[.B36]^2/1000000" office:value-type="float" office:value="0.000000000000509246296187319" calcext:value-type="float">
            <text:p>5,09246296187319E-13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w(Breite)</text:p>
          </table:table-cell>
          <table:table-cell table:style-name="ce8" office:value-type="float" office:value="18.859" calcext:value-type="float">
            <text:p>18,859</text:p>
          </table:table-cell>
          <table:table-cell table:style-name="ce8" office:value-type="float" office:value="0.615" calcext:value-type="float">
            <text:p>0,615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/C1</text:p>
          </table:table-cell>
          <table:table-cell table:formula="of:=[.B36]-[.B37]" office:value-type="float" office:value="80.229" calcext:value-type="float">
            <text:p>80,229</text:p>
          </table:table-cell>
          <table:table-cell table:formula="of:=SQRT(([.C36])^2 + ([.C37])^2)" office:value-type="float" office:value="0.615020324867398" calcext:value-type="float">
            <text:p>0,615020324867398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C2</text:p>
          </table:table-cell>
          <table:table-cell table:formula="of:=[.B36]+[.B37]" office:value-type="float" office:value="117.947" calcext:value-type="float">
            <text:p>117,947</text:p>
          </table:table-cell>
          <table:table-cell table:formula="of:=SQRT(([.C36])^2 + ([.C37])^2)" office:value-type="float" office:value="0.615020324867398" calcext:value-type="float">
            <text:p>0,615020324867398</text:p>
          </table:table-cell>
          <table:table-cell office:value-type="string" calcext:value-type="string">
            <text:p>1/micr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[.B36]*1/([.B$2])^2" office:value-type="float" office:value="0.00000250992836118799" calcext:value-type="float">
            <text:p>2,50992836118799E-06</text:p>
          </table:table-cell>
          <table:table-cell table:formula="of:=[.C36]*1/([.B$2])^2" office:value-type="float" office:value="0.000000000126651479552922" calcext:value-type="float">
            <text:p>1,26651479552922E-10</text:p>
          </table:table-cell>
          <table:table-cell office:value-type="string" calcext:value-type="string">
            <text:p>MH</text:p>
          </table:table-cell>
          <table:table-cell table:formula="of:=[.B41]*1000000" office:value-type="float" office:value="2.50992836118799" calcext:value-type="float">
            <text:p>2,50992836118799</text:p>
          </table:table-cell>
          <table:table-cell table:formula="of:=[.C41]*1000000" office:value-type="float" office:value="0.000126651479552922" calcext:value-type="float">
            <text:p>0,00012665147955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lustwiderstand</text:p>
          </table:table-cell>
          <table:table-cell table:formula="of:=1/2/[.B2] *([.B40]-[.B39])" office:value-type="float" office:value="0.00300150307177006" calcext:value-type="float">
            <text:p>0,00300150307177</text:p>
          </table:table-cell>
          <table:table-cell table:formula="of:=[.C40]/2/[.B$2]" office:value-type="float" office:value="0.0000489417624023149" calcext:value-type="float">
            <text:p>4,89417624023149E-05</text:p>
          </table:table-cell>
          <table:table-cell office:value-type="string" calcext:value-type="string">
            <text:p>Mohm</text:p>
          </table:table-cell>
          <table:table-cell table:formula="of:=[.B42]*1000000" office:value-type="float" office:value="3001.50307177006" calcext:value-type="float">
            <text:p>3001,50307177006</text:p>
          </table:table-cell>
          <table:table-cell table:formula="of:=[.C42]*1000000" office:value-type="float" office:value="48.9417624023149" calcext:value-type="float">
            <text:p>48,9417624023149</text:p>
          </table:table-cell>
          <table:table-cell office:value-type="string" calcext:value-type="string">
            <text:p>oh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.44" calcext:value-type="float">
            <text:p>3,44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office:value-type="float" office:value="500.3" calcext:value-type="float">
            <text:p>500,3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_L</text:p>
          </table:table-cell>
          <table:table-cell table:formula="of:=[.B$2]*[.E41]/[.E42]*[.B43]" office:value-type="float" office:value="18.0742732912668" calcext:value-type="float">
            <text:p>18,0742732912668</text:p>
          </table:table-cell>
          <table:table-cell table:formula="of:=SQRT(([.B$2]/[.E42]*[.B43]*[.F41])^2 + ([.B$2]*[.E41]/[.E42]^2*[.F42])^2 + ([.B$2]*[.E41]/[.E42]*[.C43])^2)" office:value-type="float" office:value="0.135584300730241" calcext:value-type="float">
            <text:p>0,135584300730241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52" calcext:value-type="float">
            <text:p>52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_C</text:p>
          </table:table-cell>
          <table:table-cell table:formula="of:=[.B43]/[.B$2]*[.B36]/[.E42]*1000000" office:value-type="float" office:value="18.0742732912668" calcext:value-type="float">
            <text:p>18,0742732912668</text:p>
          </table:table-cell>
          <table:table-cell table:formula="of:=SQRT(([.B43]/[.B$2]/[.E36]^2/[.E42]*[.F36])^2+([.B43]/[.B$2]/[.E36]/[.E42]^2*[.F42])^2+ ([.C43]/[.B$2]/[.E36]/[.E42])^2)" office:value-type="float" office:value="0.312889698064441" calcext:value-type="float">
            <text:p>0,312889698064441</text:p>
          </table:table-cell>
          <table:table-cell office:value-type="string" calcext:value-type="string">
            <text:p>V</text:p>
          </table:table-cell>
          <table:table-cell table:number-columns-repeated="11"/>
          <table:table-cell office:value-type="float" office:value="51.2" calcext:value-type="float">
            <text:p>51,2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_i</text:p>
          </table:table-cell>
          <table:table-cell table:formula="of:=[.E42]-[.B44]" office:value-type="float" office:value="2501.20307177006" calcext:value-type="float">
            <text:p>2501,20307177006</text:p>
          </table:table-cell>
          <table:table-cell table:formula="of:=SQRT(([.F42])^2 + ([.C44])^2)" office:value-type="float" office:value="48.9418645644467" calcext:value-type="float">
            <text:p>48,9418645644467</text:p>
          </table:table-cell>
          <table:table-cell office:value-type="string" calcext:value-type="string">
            <text:p>ohm</text:p>
          </table:table-cell>
          <table:table-cell table:number-columns-repeated="11"/>
          <table:table-cell office:value-type="float" office:value="52.2" calcext:value-type="float">
            <text:p>52,2</text:p>
          </table:table-cell>
          <table:table-cell office:value-type="string" calcext:value-type="string">
            <text:p>ohm</text:p>
          </table:table-cell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serie inf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c(Mitte)</text:p>
          </table:table-cell>
          <table:table-cell table:style-name="ce8" office:value-type="float" office:value="0.37523" calcext:value-type="float">
            <text:p>0,37523</text:p>
          </table:table-cell>
          <table:table-cell table:style-name="ce8" office:value-type="float" office:value="0.00177" calcext:value-type="float">
            <text:p>0,00177</text:p>
          </table:table-cell>
          <table:table-cell office:value-type="string" calcext:value-type="string">
            <text:p>microF</text:p>
          </table:table-cell>
          <table:table-cell table:formula="of:=[.B59]/1000000" office:value-type="float" office:value="0.00000037523" calcext:value-type="float">
            <text:p>3,7523E-07</text:p>
          </table:table-cell>
          <table:table-cell table:formula="of:=[.C59]/1000000" office:value-type="float" office:value="0.00000000177" calcext:value-type="float">
            <text:p>1,77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(Breite)</text:p>
          </table:table-cell>
          <table:table-cell table:style-name="ce8" office:value-type="float" office:value="0.24668" calcext:value-type="float">
            <text:p>0,24668</text:p>
          </table:table-cell>
          <table:table-cell table:style-name="ce8" office:value-type="float" office:value="0.00639" calcext:value-type="float">
            <text:p>0,00639</text:p>
          </table:table-cell>
          <table:table-cell office:value-type="string" calcext:value-type="string">
            <text:p>microF</text:p>
          </table:table-cell>
          <table:table-cell table:formula="of:=[.B60]/1000000" office:value-type="float" office:value="0.00000024668" calcext:value-type="float">
            <text:p>2,4668E-07</text:p>
          </table:table-cell>
          <table:table-cell table:formula="of:=[.C60]/1000000" office:value-type="float" office:value="0.00000000639" calcext:value-type="float">
            <text:p>6,39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1/[.B$2]/[.E60]" office:value-type="float" office:value="645.18786724459" calcext:value-type="float">
            <text:p>645,18786724459</text:p>
          </table:table-cell>
          <table:table-cell table:formula="of:=[.B62]/[.E60]*[.F60]" office:value-type="float" office:value="16.7129498609248" calcext:value-type="float">
            <text:p>16,7129498609248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59]" office:value-type="float" office:value="0.0675060520496348" calcext:value-type="float">
            <text:p>0,067506052049635</text:p>
          </table:table-cell>
          <table:table-cell table:formula="of:=[.B63]/[.E59]*[.F59]" office:value-type="float" office:value="0.000318433259941512" calcext:value-type="float">
            <text:p>0,000318433259942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formula="of:=1E+308" office:value-type="float" office:value="1E+308" calcext:value-type="float">
            <text:p>1E+308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63]^2/[.B62]" office:value-type="float" office:value="278.842497992795" calcext:value-type="float">
            <text:p>278,842497992795</text:p>
          </table:table-cell>
          <table:table-cell table:formula="of:=SQRT(([.B65]/[.B62]*[.C62])^2 + ([.B65]/[.B63]*[.C63])^2)" office:value-type="float" office:value="7.34192128711599" calcext:value-type="float">
            <text:p>7,34192128711599</text:p>
          </table:table-cell>
          <table:table-cell office:value-type="string" calcext:value-type="string">
            <text:p>ohm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w^2L^2/R_i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R_i</text:p>
          </table:table-cell>
          <table:table-cell office:value-type="string" calcext:value-type="string">
            <text:p>w^2L^2/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e 10k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c(Mitte)</text:p>
          </table:table-cell>
          <table:table-cell table:style-name="ce8" office:value-type="float" office:value="0.37474" calcext:value-type="float">
            <text:p>0,37474</text:p>
          </table:table-cell>
          <table:table-cell table:style-name="ce8" office:value-type="float" office:value="0.0025" calcext:value-type="float">
            <text:p>0,0025</text:p>
          </table:table-cell>
          <table:table-cell office:value-type="string" calcext:value-type="string">
            <text:p>microF</text:p>
          </table:table-cell>
          <table:table-cell table:formula="of:=[.B70]/1000000" office:value-type="float" office:value="0.00000037474" calcext:value-type="float">
            <text:p>3,7474E-07</text:p>
          </table:table-cell>
          <table:table-cell table:formula="of:=[.C70]/1000000" office:value-type="float" office:value="0.0000000025" calcext:value-type="float">
            <text:p>2,5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(Breite)</text:p>
          </table:table-cell>
          <table:table-cell table:style-name="ce8" office:value-type="float" office:value="0.41437" calcext:value-type="float">
            <text:p>0,41437</text:p>
          </table:table-cell>
          <table:table-cell table:style-name="ce8" office:value-type="float" office:value="0.01667" calcext:value-type="float">
            <text:p>0,01667</text:p>
          </table:table-cell>
          <table:table-cell office:value-type="string" calcext:value-type="string">
            <text:p>microF</text:p>
          </table:table-cell>
          <table:table-cell table:formula="of:=[.B71]/1000000" office:value-type="float" office:value="0.00000041437" calcext:value-type="float">
            <text:p>4,1437E-07</text:p>
          </table:table-cell>
          <table:table-cell table:formula="of:=[.C71]/1000000" office:value-type="float" office:value="0.00000001667" calcext:value-type="float">
            <text:p>1,667E-08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2/[.B$2]/(ABS(([.E70]-[.E71])-([.E70]+[.E71])))" office:value-type="float" office:value="384.088961777868" calcext:value-type="float">
            <text:p>384,088961777868</text:p>
          </table:table-cell>
          <table:table-cell table:formula="of:=[.B73]/[.E71]*[.F71]" office:value-type="float" office:value="15.4518015127472" calcext:value-type="float">
            <text:p>15,4518015127472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70]" office:value-type="float" office:value="0.0675943211575611" calcext:value-type="float">
            <text:p>0,067594321157561</text:p>
          </table:table-cell>
          <table:table-cell table:formula="of:=[.B74]/[.E70]*[.F70]" office:value-type="float" office:value="0.000450941460462995" calcext:value-type="float">
            <text:p>0,000450941460463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style-name="ce9" office:value-type="float" office:value="9880" calcext:value-type="float">
            <text:p>9,88E+03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p</text:p>
          </table:table-cell>
          <table:table-cell table:formula="of:=[.B73]*[.B75]/([.B75]-[.B73])" office:value-type="float" office:value="399.624525450043" calcext:value-type="float">
            <text:p>399,624525450043</text:p>
          </table:table-cell>
          <table:table-cell table:formula="of:=[.C73]*[.B75]*(1/([.B75]-[.B73]) + [.B73]/([.B75]-[.B73])^2)" office:value-type="float" office:value="16.7270646442957" calcext:value-type="float">
            <text:p>16,7270646442957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74]^2/[.B76]" office:value-type="float" office:value="451.365150780134" calcext:value-type="float">
            <text:p>451,365150780134</text:p>
          </table:table-cell>
          <table:table-cell table:formula="of:=SQRT(([.B77]/[.B74]*2*[.C74])^2 + ([.B77]/[.B76]*[.C76])^2)" office:value-type="float" office:value="19.8294168176744" calcext:value-type="float">
            <text:p>19,8294168176744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ie 2k oh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c(Mitte)</text:p>
          </table:table-cell>
          <table:table-cell table:style-name="ce8" office:value-type="float" office:value="0.37378" calcext:value-type="float">
            <text:p>0,37378</text:p>
          </table:table-cell>
          <table:table-cell table:style-name="ce8" office:value-type="float" office:value="0.00357" calcext:value-type="float">
            <text:p>0,00357</text:p>
          </table:table-cell>
          <table:table-cell office:value-type="string" calcext:value-type="string">
            <text:p>microF</text:p>
          </table:table-cell>
          <table:table-cell table:formula="of:=[.B81]/1000000" office:value-type="float" office:value="0.00000037378" calcext:value-type="float">
            <text:p>3,7378E-07</text:p>
          </table:table-cell>
          <table:table-cell table:formula="of:=[.C81]/1000000" office:value-type="float" office:value="0.00000000357" calcext:value-type="float">
            <text:p>3,57E-09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(Breite)</text:p>
          </table:table-cell>
          <table:table-cell table:style-name="ce8" office:value-type="float" office:value="-0.68411" calcext:value-type="float">
            <text:p>-0,68411</text:p>
          </table:table-cell>
          <table:table-cell table:style-name="ce8" office:value-type="float" office:value="0.07431" calcext:value-type="float">
            <text:p>0,07431</text:p>
          </table:table-cell>
          <table:table-cell office:value-type="string" calcext:value-type="string">
            <text:p>microF</text:p>
          </table:table-cell>
          <table:table-cell table:formula="of:=[.B82]/1000000" office:value-type="float" office:value="-0.00000068411" calcext:value-type="float">
            <text:p>-6,8411E-07</text:p>
          </table:table-cell>
          <table:table-cell table:formula="of:=[.C82]/1000000" office:value-type="float" office:value="0.00000007431" calcext:value-type="float">
            <text:p>7,431E-08</text:p>
          </table:table-cell>
          <table:table-cell office:value-type="string" calcext:value-type="string">
            <text:p>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formula="of:=2/[.B$2]/(ABS(([.E81]-[.E82])-([.E81]+[.E82])))" office:value-type="float" office:value="232.645251628971" calcext:value-type="float">
            <text:p>232,645251628971</text:p>
          </table:table-cell>
          <table:table-cell table:formula="of:=[.B84]/[.E82]*[.F82]" office:value-type="float" office:value="-25.2705977818609" calcext:value-type="float">
            <text:p>-25,2705977818609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table:formula="of:=1/[.B$2]^2/[.E81]" office:value-type="float" office:value="0.0677679274187609" calcext:value-type="float">
            <text:p>0,067767927418761</text:p>
          </table:table-cell>
          <table:table-cell table:formula="of:=[.B85]/[.E81]*[.F81]" office:value-type="float" office:value="0.00064725640988008" calcext:value-type="float">
            <text:p>0,00064725640988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v</text:p>
          </table:table-cell>
          <table:table-cell table:style-name="ce9" office:value-type="float" office:value="2001" calcext:value-type="float">
            <text:p>2,00E+03</text:p>
          </table:table-cell>
          <table:table-cell/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p</text:p>
          </table:table-cell>
          <table:table-cell table:formula="of:=[.B84]*[.B86]/([.B86]-[.B84])" office:value-type="float" office:value="263.252126836202" calcext:value-type="float">
            <text:p>263,252126836202</text:p>
          </table:table-cell>
          <table:table-cell table:formula="of:=[.C84]*[.B86]*(1/([.B86]-[.B84]) + [.B84]/([.B86]-[.B84])^2)" office:value-type="float" office:value="-32.3571980264195" calcext:value-type="float">
            <text:p>-32,3571980264195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_i</text:p>
          </table:table-cell>
          <table:table-cell table:formula="of:=[.B$2]^2*[.B85]^2/[.B87]" office:value-type="float" office:value="688.709788110577" calcext:value-type="float">
            <text:p>688,709788110577</text:p>
          </table:table-cell>
          <table:table-cell table:formula="of:=SQRT(([.B88]/[.B85]*2*[.C85])^2 + ([.B88]/[.B87]*[.C87])^2)" office:value-type="float" office:value="85.6678046252684" calcext:value-type="float">
            <text:p>85,6678046252684</text:p>
          </table:table-cell>
          <table:table-cell office:value-type="string" calcext:value-type="string">
            <text:p>ohm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Standard" svg:font-family="TahomaStandard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.00.0000</text:date>, <text:time style:data-style-name="N2" text:time-value="20:13:21.37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36:28.763000000</meta:creation-date>
    <dc:date>2018-02-01T21:22:35.722000000</dc:date>
    <meta:editing-duration>PT1H30M22S</meta:editing-duration>
    <meta:editing-cycles>12</meta:editing-cycles>
    <meta:generator>LibreOffice/5.3.6.1$Windows_x86 LibreOffice_project/686f202eff87ef707079aeb7f485847613344eb7</meta:generator>
    <meta:document-statistic meta:table-count="1" meta:cell-count="291" meta:object-count="0"/>
  </office:meta>
</office:document-meta>
</file>